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0225c9" officeooo:paragraph-rsid="000225c9"/>
    </style:style>
    <style:style style:name="P2" style:family="paragraph" style:parent-style-name="Standard" style:list-style-name="L1">
      <style:paragraph-properties fo:text-align="start" style:justify-single-word="false"/>
      <style:text-properties fo:language="en" fo:country="US" officeooo:rsid="000225c9" officeooo:paragraph-rsid="000225c9"/>
    </style:style>
    <style:style style:name="P3" style:family="paragraph" style:parent-style-name="Standard" style:list-style-name="L1">
      <style:paragraph-properties fo:text-align="start" style:justify-single-word="false"/>
      <style:text-properties fo:language="en" fo:country="US" officeooo:rsid="000225c9" officeooo:paragraph-rsid="0002f34e"/>
    </style:style>
    <style:style style:name="P4" style:family="paragraph" style:parent-style-name="Standard" style:list-style-name="L2">
      <style:paragraph-properties fo:text-align="start" style:justify-single-word="false"/>
      <style:text-properties fo:language="en" fo:country="US" officeooo:rsid="000225c9" officeooo:paragraph-rsid="0002f34e"/>
    </style:style>
    <style:style style:name="P5" style:family="paragraph" style:parent-style-name="Standard" style:list-style-name="L2">
      <style:paragraph-properties fo:text-align="start" style:justify-single-word="false"/>
      <style:text-properties fo:language="en" fo:country="US" officeooo:rsid="000225c9" officeooo:paragraph-rsid="00046b66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76bb1" officeooo:paragraph-rsid="00076bb1"/>
    </style:style>
    <style:style style:name="P7" style:family="paragraph" style:parent-style-name="Standard" style:list-style-name="L4">
      <style:paragraph-properties fo:text-align="start" style:justify-single-word="false"/>
      <style:text-properties fo:language="en" fo:country="US" officeooo:rsid="00076bb1" officeooo:paragraph-rsid="000778ba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046b66" officeooo:paragraph-rsid="00046b66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2f34e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02f34e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046b66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05b55d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076bb1"/>
    </style:style>
    <style:style style:name="P15" style:family="paragraph" style:parent-style-name="Standard">
      <style:paragraph-properties fo:text-align="start" style:justify-single-word="false"/>
      <style:text-properties officeooo:paragraph-rsid="000ab120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0ab120" officeooo:paragraph-rsid="000ab120"/>
    </style:style>
    <style:style style:name="T1" style:family="text">
      <style:text-properties fo:language="en" fo:country="US" officeooo:rsid="000225c9"/>
    </style:style>
    <style:style style:name="T2" style:family="text">
      <style:text-properties fo:language="en" fo:country="US" officeooo:rsid="0002f34e"/>
    </style:style>
    <style:style style:name="T3" style:family="text">
      <style:text-properties fo:language="en" fo:country="US" officeooo:rsid="00046b66"/>
    </style:style>
    <style:style style:name="T4" style:family="text">
      <style:text-properties fo:language="en" fo:country="US" officeooo:rsid="0005b55d"/>
    </style:style>
    <style:style style:name="T5" style:family="text">
      <style:text-properties fo:language="en" fo:country="US" officeooo:rsid="00076bb1"/>
    </style:style>
    <style:style style:name="T6" style:family="text">
      <style:text-properties fo:language="en" fo:country="US" officeooo:rsid="000ab120"/>
    </style:style>
    <style:style style:name="T7" style:family="text">
      <style:text-properties officeooo:rsid="000778ba"/>
    </style:style>
    <style:style style:name="T8" style:family="text">
      <style:text-properties officeooo:rsid="000225c9"/>
    </style:style>
    <style:style style:name="T9" style:family="text">
      <style:text-properties fo:language="ru" fo:country="RU" officeooo:rsid="000ab12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">СКНФ исходной формулы: </text:span>(!X v Y v Z) &amp; (!X v Y v !Z) &amp; (!X v !Y v Z)</text:p>
      <text:p text:style-name="P15"/>
      <text:p text:style-name="P1"><text:span text:style-name="T9">Не входящие в СКНФ исходной формулы элементарные дизъюнкции: </text:span>(X v Y v Z)<text:span text:style-name="T9">,</text:span> (X v Y v !Z), (X v !Y v Z), (X v !Y v !Z), (!X v !Y v !Z)</text:p>
      <text:p text:style-name="P9"><text:span text:style-name="T1"/></text:p>
      <text:p text:style-name="P16">Добавление к СКНФ одной элементарной дизъюнкции:</text:p>
      <text:p text:style-name="P9"><text:span text:style-name="T1"/></text:p>
      <text:list text:style-name="L1">
        <text:list-item>
          <text:p text:style-name="P2">(!X v Y v Z) &amp; (!X v Y v !Z) &amp; (!X v !Y v Z) &amp; (X v Y v Z) = (!X v Y) &amp; (!X v !Y v Z) &amp; (X v Y v Z) = (!X v Y) &amp; (!X v Z) &amp; (X v Y v Z) = (!X v Y) &amp; (!X v Z) &amp; (Y v Z) </text:p>
        </text:list-item>
        <text:list-item>
          <text:p text:style-name="P2">(!X v Y v Z) &amp; (!X v Y v !Z) &amp; (!X v !Y v Z) &amp; (X v Y v !Z) = (!X v Z) &amp; (Y v !Z) </text:p>
        </text:list-item>
        <text:list-item>
          <text:p text:style-name="P3">(!X v Y v Z) &amp; (!X v Y v !Z) &amp; (!X v !Y v Z) &amp; (X v !Y v Z) = (!X v Y) &amp; (!Y v Z)</text:p>
        </text:list-item>
        <text:list-item>
          <text:p text:style-name="P10"><text:span text:style-name="T1">(!X v Y v Z) &amp; (!X v Y v !Z) &amp; (!X v !Y v Z) &amp; (X v !Y v !Z) </text:span><text:span text:style-name="T2">= </text:span><text:span text:style-name="T1">(!X v Y) &amp; (!X v !Y v Z) &amp; (X v !Y v !Z) </text:span><text:span text:style-name="T2">= </text:span><text:span text:style-name="T1">(!X v Y) &amp; (!X v Z) &amp; (X v !Y v !Z) </text:span><text:span text:style-name="T2">= </text:span><text:span text:style-name="T1">(!X v Y) &amp; (!X v Z) &amp; (X v !Y) </text:span></text:p>
        </text:list-item>
        <text:list-item>
          <text:p text:style-name="P10"><text:span text:style-name="T1">(!X v Y v Z) &amp; (!X v Y v !Z) &amp; (!X v !Y v Z) &amp; (!X v !Y v !Z) </text:span><text:span text:style-name="T2">= </text:span><text:span text:style-name="T1">(!X v Y ) &amp; (!X v !Y) </text:span><text:span text:style-name="T2">= !X</text:span></text:p>
        </text:list-item>
      </text:list>
      <text:p text:style-name="P16"/>
      <text:p text:style-name="P16">Добавление к СКНФ двух элементарных дизъюнкций:</text:p>
      <text:p text:style-name="P16"/>
      <text:list text:style-name="L2">
        <text:list-item>
          <text:p text:style-name="P11"><text:span text:style-name="T1">(!X v Y v Z) &amp; (!X v Y v !Z) &amp; (!X v !Y v Z) &amp; (X v Y v Z) &amp; (X v Y v !Z) = (!X v Y) &amp; (!X v Z) &amp; (Y v Z) &amp; (X v Y v !Z) </text:span><text:span text:style-name="T2">= </text:span><text:span text:style-name="T1">(!X v Y) &amp; (!X v Z) &amp; (Y v Z) &amp; (Y v !Z) </text:span><text:span text:style-name="T2">= </text:span><text:span text:style-name="T1">(!X v Y) &amp; (!X v Z) &amp; Y </text:span><text:span text:style-name="T2">= </text:span><text:span text:style-name="T1">(!X v Z) &amp; Y </text:span><text:span text:style-name="T2"><text:s/></text:span></text:p>
        </text:list-item>
        <text:list-item>
          <text:p text:style-name="P11"><text:span text:style-name="T1">(!X v Y v Z) &amp; (!X v Y v !Z) &amp; (!X v !Y v Z) &amp; (X v Y v Z) &amp; (X v !Y v Z) = (!X v Y) &amp; (!X v Z) &amp; (Y v Z) &amp; (X v !Y v Z) </text:span><text:span text:style-name="T2">= </text:span><text:span text:style-name="T1">(!X v Y) &amp; (!X v Z) &amp; (Y v Z) &amp; (X v Z) </text:span><text:span text:style-name="T2">= </text:span><text:span text:style-name="T1">(!X v Y) &amp; Z &amp; (Y v Z) </text:span><text:span text:style-name="T2">= </text:span><text:span text:style-name="T1">(!X v Y) &amp; Z</text:span></text:p>
        </text:list-item>
        <text:list-item>
          <text:p text:style-name="P4">(!X v Y v Z) &amp; (!X v Y v !Z) &amp; (!X v !Y v Z) &amp; (X v Y v Z) &amp; (X v !Y v !Z) = (!X v Y) &amp; (!X v Z) &amp; (Y v Z) &amp; (X v !Y v !Z)</text:p>
        </text:list-item>
        <text:list-item>
          <text:p text:style-name="P11"><text:span text:style-name="T1">(!X v Y v Z) &amp; (!X v Y v !Z) &amp; (!X v !Y v Z) &amp; (X v Y v Z) &amp; (!X v !Y v !Z) = (!X v Y) &amp; (!X v Z) &amp; (Y v Z) &amp; (!X v !Y v !Z) <text:s/></text:span><text:span text:style-name="T2">= </text:span><text:span text:style-name="T1">(!X v Y) &amp; (!X v Z) &amp; (Y v Z) &amp; (!X v !Z) <text:s/></text:span><text:span text:style-name="T2">= </text:span><text:span text:style-name="T1">(!X v Y) &amp; !X <text:s/>&amp; (Y v Z) <text:s/></text:span><text:span text:style-name="T2">= </text:span><text:span text:style-name="T1">!X <text:s/>&amp; (Y v Z) </text:span></text:p>
        </text:list-item>
        <text:list-item>
          <text:p text:style-name="P11"><text:span text:style-name="T1">(!X v Y v Z) &amp; (!X v Y v !Z) &amp; (!X v !Y v Z) &amp; (X v Y v !Z) &amp; (X v !Y v Z) = (!X v Z) &amp; (Y v !Z) &amp; (X v !Y v Z) </text:span><text:span text:style-name="T2">= </text:span><text:span text:style-name="T1">(!X v Z) &amp; (Y v !Z) &amp; (!Y v Z) </text:span></text:p>
        </text:list-item>
        <text:list-item>
          <text:p text:style-name="P12"><text:span text:style-name="T1">(!X v Y v Z) &amp; (!X v Y v !Z) &amp; (!X v !Y v Z) &amp; (X v Y v !Z) &amp; (X v !Y v !Z) = (!X v Z) &amp; (Y v !Z) &amp; (X v !Y v !Z) </text:span><text:span text:style-name="T3">= </text:span><text:span text:style-name="T1">(!X v Z) &amp; (Y v !Z) &amp; (X v !Z) </text:span></text:p>
        </text:list-item>
        <text:list-item>
          <text:p text:style-name="P12"><text:span text:style-name="T1">(!X v Y v Z) &amp; (!X v Y v !Z) &amp; (!X v !Y v Z) &amp; (X v Y v !Z) &amp; (!X v !Y v !Z) = (!X v Z) &amp; (Y v !Z) &amp; (!X v !Y v !Z) </text:span><text:span text:style-name="T3">= </text:span><text:span text:style-name="T1">(!X v Z) &amp; (Y v !Z) &amp; (!X v !Y)</text:span></text:p>
        </text:list-item>
        <text:list-item>
          <text:p text:style-name="P5">(!X v Y v Z) &amp; (!X v Y v !Z) &amp; (!X v !Y v Z) &amp; (X v !Y v Z) &amp; (X v !Y v !Z) <text:s/>= (!X v Y) &amp; (!Y v Z) &amp; (X v !Y v !Z) </text:p>
        </text:list-item>
        <text:list-item>
          <text:p text:style-name="P12"><text:span text:style-name="T1">(!X v Y v Z) &amp; (!X v Y v !Z) &amp; (!X v !Y v Z) &amp; (X v !Y v Z) &amp; (!X v !Y v !Z) = (!X v Y) &amp; (!Y v Z) &amp; (!X v !Y v !Z) </text:span><text:span text:style-name="T3">= </text:span><text:span text:style-name="T1">(!X v Y) &amp; (!Y v Z) &amp; (!X v !Z) </text:span><text:span text:style-name="T3"><text:s/></text:span></text:p>
        </text:list-item>
        <text:list-item>
          <text:p text:style-name="P12"><text:span text:style-name="T1">(!X v Y v Z) &amp; (!X v Y v !Z) &amp; (!X v !Y v Z) &amp; (X v !Y v !Z) &amp; (!X v !Y v !Z) </text:span><text:span text:style-name="T2">= </text:span><text:span text:style-name="T1">(!X v Y) &amp; (!X v Z) &amp; (X v !Y) &amp; (!X v !Y v !Z) </text:span><text:span text:style-name="T3">= </text:span><text:span text:style-name="T1">(!X v Y) &amp; (!X v Z) &amp; (X v !Y) &amp; (!X v !Z) </text:span><text:span text:style-name="T3">=</text:span><text:span text:style-name="T1"> (X v !Y) &amp; !X</text:span></text:p>
        </text:list-item>
      </text:list>
      <text:p text:style-name="P8"/>
      <text:p text:style-name="P16">Добавление к СКНФ трех элементарных дизъюнкций:</text:p>
      <text:p text:style-name="P8"/>
      <text:list text:style-name="L3">
        <text:list-item>
          <text:p text:style-name="P13"><text:span text:style-name="T1">(!X v Y v Z) &amp; (!X v Y v !Z) &amp; (!X v !Y v Z) &amp; (X v Y v Z) &amp; (X v Y v !Z) &amp; (X v !Y v Z) </text:span><text:span text:style-name="T2">= </text:span><text:span text:style-name="T1">(!X v Z) &amp; Y &amp; (X v !Y v Z) </text:span><text:span text:style-name="T4">= </text:span><text:span text:style-name="T1">(!X v Z) &amp; Y &amp; (!Y v Z) </text:span><text:span text:style-name="T4">= </text:span><text:span text:style-name="T1">(!X v Z) &amp; Y &amp; Z </text:span><text:span text:style-name="T4">= </text:span><text:span text:style-name="T1">Y &amp; Z</text:span></text:p>
        </text:list-item>
        <text:list-item>
          <text:p text:style-name="P13"><text:span text:style-name="T1">(!X v Y v Z) &amp; (!X v Y v !Z) &amp; (!X v !Y v Z) &amp; (X v Y v Z) &amp; (X v Y v !Z) &amp; (X v !Y v !Z) </text:span><text:span text:style-name="T2">= </text:span><text:span text:style-name="T1">(!X v Z) &amp; Y &amp; (X v !Y v !Z) </text:span><text:span text:style-name="T4">= </text:span><text:span text:style-name="T1">(!X v Z) &amp; Y &amp; (X v !Z)</text:span><text:span text:style-name="T4"> </text:span></text:p>
        </text:list-item>
        <text:list-item>
          <text:p text:style-name="P13"><text:span text:style-name="T1">(!X v Y v Z) &amp; (!X v Y v !Z) &amp; (!X v !Y v Z) &amp; (X v Y v Z) &amp; (X v Y v !Z) &amp; (!X v !Y v !Z) </text:span><text:span text:style-name="T2">= </text:span><text:span text:style-name="T1">(!X v Z) &amp; Y </text:span><text:span text:style-name="T2"><text:s/></text:span><text:span text:style-name="T1">&amp; (!X v !Y v !Z) </text:span><text:span text:style-name="T4">= </text:span><text:span text:style-name="T1">(!X v Z) &amp; Y </text:span><text:span text:style-name="T2"><text:s/></text:span><text:span text:style-name="T1">&amp; (!X v !Z) </text:span><text:span text:style-name="T4">= !X &amp; Y</text:span></text:p>
        </text:list-item>
        <text:list-item>
          <text:p text:style-name="P13"><text:span text:style-name="T1">(!X v Y v Z) &amp; (!X v Y v !Z) &amp; (!X v !Y v Z) &amp; (X v Y v Z) &amp; (X v !Y v Z) &amp; (X v !Y v !Z) = (!X v Y) &amp; Z &amp; (X v !Y v !Z) </text:span><text:span text:style-name="T4">= </text:span><text:span text:style-name="T1">(!X v Y) &amp; Z &amp; (X v !Y)</text:span></text:p>
        </text:list-item>
        <text:list-item>
          <text:p text:style-name="P13"><text:soft-page-break/><text:span text:style-name="T1">(!X v Y v Z) &amp; (!X v Y v !Z) &amp; (!X v !Y v Z) &amp; (X v Y v Z) &amp; (X v !Y v Z) &amp; (!X v !Y v !Z) = (!X v Y) &amp; Z &amp; (!X v !Y v !Z) </text:span><text:span text:style-name="T4">= </text:span><text:span text:style-name="T1">(!X v Y) &amp; Z &amp; (!X v !Y) </text:span><text:span text:style-name="T4">= </text:span><text:span text:style-name="T1">!X &amp; Z</text:span></text:p>
        </text:list-item>
        <text:list-item>
          <text:p text:style-name="P13"><text:span text:style-name="T1">(!X v Y v Z) &amp; (!X v Y v !Z) &amp; (!X v !Y v Z) &amp; (X v Y v Z) &amp; (X v !Y v !Z) &amp; (!X v !Y v !Z) = (!X v Y) &amp; (!X v Z) &amp; (Y v Z) &amp; (X v !Y v !Z) &amp; (!X v !Y v !Z) </text:span><text:span text:style-name="T4">= </text:span><text:span text:style-name="T1">(!X v Y) &amp; (!X v Z) &amp; (Y v Z) &amp; (!Y v !Z)</text:span></text:p>
        </text:list-item>
        <text:list-item>
          <text:p text:style-name="P13"><text:span text:style-name="T1">(!X v Y v Z) &amp; (!X v Y v !Z) &amp; (!X v !Y v Z) &amp; (X v Y v !Z) &amp; (X v !Y v Z) &amp; (X v !Y v !Z) </text:span><text:span text:style-name="T2">= </text:span><text:span text:style-name="T1">(!X v Z) &amp; (Y v !Z) &amp; (!Y v Z) &amp; (X v !Y v !Z) </text:span><text:span text:style-name="T4">= </text:span><text:span text:style-name="T1">(!X v Z) &amp; (Y v !Z) &amp; (!Y v Z) &amp; (X v !Z)</text:span></text:p>
        </text:list-item>
        <text:list-item>
          <text:p text:style-name="P14"><text:span text:style-name="T1">(!X v Y v Z) &amp; (!X v Y v !Z) &amp; (!X v !Y v Z) &amp; (X v Y v !Z) &amp; (X v !Y v Z) &amp; (!X v !Y v !Z)</text:span><text:span text:style-name="T2">= </text:span><text:span text:style-name="T1">(!X v Z) &amp; (Y v !Z) &amp; (!Y v Z) &amp; (!X v !Y v !Z) </text:span><text:span text:style-name="T4">= </text:span><text:span text:style-name="T1">(!X v Z) &amp; (Y v !Z) &amp; (!Y v Z) &amp; (!X v !Z) </text:span><text:span text:style-name="T4">= </text:span><text:span text:style-name="T1">!X &amp; (Y v !Z) &amp; (!Y v Z)</text:span></text:p>
        </text:list-item>
        <text:list-item>
          <text:p text:style-name="P14"><text:span text:style-name="T1">(!X v Y v Z) &amp; (!X v Y v !Z) &amp; (!X v !Y v Z) &amp; (X v Y v !Z) &amp; (X v !Y v !Z) &amp; (!X v !Y v !Z) </text:span><text:span text:style-name="T3">= </text:span><text:span text:style-name="T1">(!X v Z) &amp; (Y v !Z) &amp; (X v !Z) &amp; (!X v !Y v !Z) </text:span><text:span text:style-name="T5">= </text:span><text:span text:style-name="T1">(!X v Z) &amp; (Y v !Z) &amp; (X v !Z) &amp; (!X v !Z) </text:span><text:span text:style-name="T5">= </text:span><text:span text:style-name="T1">!X &amp; (Y v !Z) &amp; (X v !Z) </text:span><text:span text:style-name="T5">= </text:span><text:span text:style-name="T1">!X &amp; (Y v !Z) &amp; !Z </text:span><text:span text:style-name="T5">= </text:span><text:span text:style-name="T1">!X &amp; !Z</text:span></text:p>
        </text:list-item>
        <text:list-item>
          <text:p text:style-name="P14"><text:span text:style-name="T1">(!X v Y v Z) &amp; (!X v Y v !Z) &amp; (!X v !Y v Z) &amp; (X v !Y v Z) &amp; (X v !Y v !Z) &amp; (!X v !Y v !Z) <text:s/>= (!X v Y) &amp; (!Y v Z) &amp; (X v !Y v !Z) &amp; (!X v !Y v !Z) </text:span><text:span text:style-name="T5">= </text:span><text:span text:style-name="T1">(!X v Y) &amp; (!Y v Z) &amp; </text:span><text:span text:style-name="T5">(</text:span><text:span text:style-name="T1">!Y v !Z) </text:span><text:span text:style-name="T5">= </text:span><text:span text:style-name="T1">(!X v Y) &amp; !Y </text:span><text:span text:style-name="T5">= </text:span><text:span text:style-name="T1">(!X v !Y)</text:span></text:p>
        </text:list-item>
      </text:list>
      <text:p text:style-name="P6"><text:s/></text:p>
      <text:p text:style-name="P16">Добавление к СКНФ четырех элементарных дизъюнкций:</text:p>
      <text:p text:style-name="P6"/>
      <text:list text:style-name="L4">
        <text:list-item>
          <text:p text:style-name="P7"><text:span text:style-name="T8">(</text:span>!<text:span text:style-name="T8">X v Y v Z) &amp; (!X v Y v !Z) &amp; (!X v !Y v Z) </text:span><text:span text:style-name="T7">&amp; </text:span><text:span text:style-name="T8">(X v Y v Z) &amp; (X v Y v !Z) &amp; (X v !Y v Z) &amp; (X v !Y v !Z) </text:span><text:span text:style-name="T7">= </text:span><text:span text:style-name="T8">(!X v Y) </text:span><text:span text:style-name="T7">&amp; </text:span><text:span text:style-name="T8">(X v Y</text:span><text:span text:style-name="T7">)</text:span><text:span text:style-name="T8"> &amp; (!Y v Z) &amp; (X v !Y v !Z) </text:span><text:span text:style-name="T7">= Y</text:span><text:span text:style-name="T8"> &amp; (!Y v Z) &amp; (X v !Y) </text:span><text:span text:style-name="T7">= </text:span><text:span text:style-name="T8">(Y v Z) &amp; (X v !Y)</text:span></text:p>
        </text:list-item>
        <text:list-item>
          <text:p text:style-name="P7"><text:span text:style-name="T8">(</text:span>!<text:span text:style-name="T8">X v Y v Z) &amp; (!X v Y v !Z) &amp; (!X v !Y v Z) </text:span><text:span text:style-name="T7">&amp; </text:span><text:span text:style-name="T8">(X v Y v Z) &amp; (X v Y v !Z) &amp; (X v !Y v Z) &amp; (!X v !Y v !Z) </text:span><text:span text:style-name="T7">= </text:span><text:span text:style-name="T8">(</text:span>!<text:span text:style-name="T8">X v Y) &amp; (!Y v Z) </text:span><text:span text:style-name="T7">&amp; </text:span><text:span text:style-name="T8">(X v Y) &amp; (!Y v Z) &amp; (!X v !Y v !Z) </text:span><text:span text:style-name="T7">= </text:span><text:span text:style-name="T8">Y&amp; (!Y v Z) &amp; (!Y v Z) &amp; (!X v !Y) </text:span><text:span text:style-name="T7">= </text:span><text:span text:style-name="T8">(Y v Z) &amp; (!Y v Z) &amp; (!X v !Y)</text:span></text:p>
        </text:list-item>
        <text:list-item>
          <text:p text:style-name="P7"><text:span text:style-name="T8">(</text:span>!<text:span text:style-name="T8">X v Y v Z) &amp; (!X v Y v !Z) &amp; (!X v !Y v Z) </text:span><text:span text:style-name="T7">&amp; </text:span><text:span text:style-name="T8">(X v Y v Z) &amp; (X v Y v !Z) &amp; (X v !Y v !Z) &amp; (!X v !Y v !Z) </text:span><text:span text:style-name="T7">= </text:span><text:span text:style-name="T8">(!X v Y) &amp; (!X v !Y</text:span><text:span text:style-name="T7">)</text:span><text:span text:style-name="T8"> </text:span><text:span text:style-name="T7">&amp; </text:span><text:span text:style-name="T8">(X v Y</text:span><text:span text:style-name="T7">)</text:span><text:span text:style-name="T8"> &amp; (X v !Y v !Z) </text:span><text:span text:style-name="T7">= </text:span><text:span text:style-name="T8">!X </text:span><text:span text:style-name="T7">&amp; </text:span><text:span text:style-name="T8">(X v Y</text:span><text:span text:style-name="T7">)</text:span><text:span text:style-name="T8"> &amp; (X v !Y v !Z) </text:span><text:span text:style-name="T7">= </text:span><text:span text:style-name="T8">(!X v Y</text:span><text:span text:style-name="T7">)</text:span><text:span text:style-name="T8"> &amp; (X v !Y v !Z)</text:span></text:p>
        </text:list-item>
        <text:list-item>
          <text:p text:style-name="P7"><text:span text:style-name="T8">(</text:span>!<text:span text:style-name="T8">X v Y v Z) &amp; (!X v Y v !Z) &amp; (!X v !Y v Z) </text:span><text:span text:style-name="T7">&amp; </text:span><text:span text:style-name="T8">(X v Y v Z) &amp; (X v !Y v Z) &amp; (X v !Y v !Z) &amp; (!X v !Y v !Z) </text:span><text:span text:style-name="T7">= </text:span><text:span text:style-name="T8">(</text:span>!<text:span text:style-name="T8">X v Y) &amp; (!X v !Y v Z) &amp; (X v Z) &amp; (!Y v !Z) </text:span><text:span text:style-name="T7">= </text:span><text:span text:style-name="T8">(</text:span>!<text:span text:style-name="T8">X v Y) &amp; (!X v Z) &amp; (X v Z) &amp; (!Y v !Z) </text:span><text:span text:style-name="T7">= </text:span><text:span text:style-name="T8">(</text:span>!<text:span text:style-name="T8">X v Y) &amp; Z &amp; (!Y v !Z) </text:span><text:span text:style-name="T7">= </text:span><text:span text:style-name="T8">(</text:span>!<text:span text:style-name="T8">X v Y) &amp; (!Y v Z)</text:span></text:p>
        </text:list-item>
        <text:list-item>
          <text:p text:style-name="P7"><text:span text:style-name="T8">(</text:span>!<text:span text:style-name="T8">X v Y v Z) &amp; (!X v Y v !Z) &amp; (!X v !Y v Z) &amp; (X v Y v !Z) &amp; (X v !Y v Z) &amp; (X v !Y v !Z) &amp; (!X v !Y v !Z) </text:span><text:span text:style-name="T7">= </text:span><text:span text:style-name="T8">(</text:span>!<text:span text:style-name="T8">X v Y) &amp; (X v !Z) &amp; (!Y v Z) &amp; (!X v !Y v !Z) </text:span><text:span text:style-name="T7">= </text:span><text:span text:style-name="T8">(</text:span>!<text:span text:style-name="T8">X v Y) &amp; (X v !Z) &amp; (!Y v Z) &amp; (!X v !Z) </text:span><text:span text:style-name="T7">= </text:span><text:span text:style-name="T8">(</text:span>!<text:span text:style-name="T8">X v Y) &amp; !Z &amp; (!Y v Z) </text:span><text:span text:style-name="T7">= </text:span><text:span text:style-name="T8">(</text:span>!<text:span text:style-name="T8">X v Y) &amp; (!Y v !Z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00:55:00.088000000</meta:creation-date>
    <dc:date>2024-10-05T03:49:32.155000000</dc:date>
    <meta:editing-duration>PT1H26S</meta:editing-duration>
    <meta:editing-cycles>3</meta:editing-cycles>
    <meta:generator>LibreOffice/24.2.2.2$Windows_X86_64 LibreOffice_project/d56cc158d8a96260b836f100ef4b4ef25d6f1a01</meta:generator>
    <meta:print-date>2024-10-05T03:42:37.016000000</meta:print-date>
    <meta:document-statistic meta:table-count="0" meta:image-count="0" meta:object-count="0" meta:page-count="2" meta:paragraph-count="37" meta:word-count="2076" meta:character-count="5668" meta:non-whitespace-character-count="3636"/>
  </office:meta>
</office:document-meta>
</file>